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2.1 Describe the signs and symptoms of ill health in children. </text:span></text:p>
      <text:p text:style-name="P1"><text:span text:style-name="T1">2.2 Give examples of when medical intervention is necessary.</text:span></text:p>
      <text:p text:style-name="P1"><text:span text:style-name="T1">There are many signs and symptoms of ill health in children, the first symptom is that the child will start to feel tired and drowsy. They will also start to look pale and flushed in the face and this will mean that they will be able to see that they have dark circles under their eyes. </text:span></text:p>
      <text:p text:style-name="P1"><text:span text:style-name="T1">They will also seem adgatated and irritible and may not want to play with the other children,they might also be clingly to certain members of staff or they might show difficult behaviour within the setting, this also means that they have a poor appitite; they may also regress. They may also be crying more than usual because they are unwell or there is something that is hurting them; this also means that they could have a pain in the stomach. </text:span></text:p>
      <text:p text:style-name="P2"><text:span text:style-name="T1">The time a practitioner needs to seek medical help is if the child has:</text:span></text:p>
      <text:list text:style-name="L3">
        <text:list-item>
          <text:p text:style-name="P3"><text:span text:style-name="T1">signs of meningitis</text:span></text:p>
        </text:list-item>
        <text:list-item>
          <text:p text:style-name="P3"><text:span text:style-name="T1">raised temperarture above 38c</text:span></text:p>
        </text:list-item>
        <text:list-item>
          <text:p text:style-name="P3"><text:span text:style-name="T1">Convulsions or allergic reactions</text:span></text:p>
        </text:list-item>
        <text:list-item>
          <text:p text:style-name="P3"><text:span text:style-name="T1">grunting when breathing</text:span></text:p>
        </text:list-item>
        <text:list-item>
          <text:p text:style-name="P3"><text:span text:style-name="T1">difficulty in breathing</text:span></text:p>
        </text:list-item>
        <text:list-item>
          <text:p text:style-name="P3"><text:span text:style-name="T1">turning blue</text:span></text:p>
        </text:list-item>
        <text:list-item>
          <text:p text:style-name="P3"><text:span text:style-name="T1">lack of responsiveness </text:span></text:p>
        </text:list-item>
        <text:list-item>
          <text:p text:style-name="P3"><text:span text:style-name="T1">floppy limbs</text:span></text:p>
        </text:list-item>
        <text:list-item>
          <text:p text:style-name="P3"><text:span text:style-name="T1">high pitched cry</text:span></text:p>
        </text:list-item>
        <text:list-item>
          <text:p text:style-name="P3"><text:span text:style-name="T1">no fluids for 8 hours </text:span></text:p>
        </text:list-item>
        <text:list-item>
          <text:p text:style-name="P3"><text:span text:style-name="T1">green vomit </text:span></text:p>
        </text:list-item>
        <text:list-item>
          <text:p text:style-name="P3"><text:span text:style-name="T1">fontelle bulging </text:span></text:p>
        </text:list-item>
        <text:list-item>
          <text:p text:style-name="P3"><text:span text:style-name="T1">blood in bowel movements </text:span></text:p>
        </text:list-item>
        <text:list-item>
          <text:p text:style-name="P3"><text:span text:style-name="T1">chocking</text:span></text:p>
        </text:list-item>
        <text:list-item>
          <text:p text:style-name="P3"><text:span text:style-name="T1">pink faced with swallon hands and feet (this is a sign of hypothermia) </text:span></text:p>
        </text:list-item>
        <text:list-item>
          <text:p text:style-name="P3"><text:span text:style-name="T1">purple rash anywhere on the body</text:span></text:p>
        </text:list-item>
        <text:list-item>
          <text:p text:style-name="P3"><text:span text:style-name="T1">swallowed an object</text:span></text:p>
        </text:list-item>
        <text:list-item>
          <text:p text:style-name="P3"><text:span text:style-name="T1">jaundice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